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322cm" fo:min-width="2.869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5.398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252cm" fo:min-width="4.512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4.772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1" draw:marker-end-width="0.3cm" draw:fill="none" draw:fill-color="#ffffff" draw:textarea-vertical-align="middle"/>
    </style:style>
    <style:style style:name="gr6" style:family="graphic" style:parent-style-name="objectwithoutfill">
      <style:graphic-properties svg:stroke-color="#000000" draw:marker-end="Arrowheads_20_2" draw:marker-end-width="0.3cm" draw:fill="none" draw:fill-color="#ffffff" draw:textarea-vertical-align="middle"/>
    </style:style>
    <style:style style:name="gr7" style:family="graphic" style:parent-style-name="objectwithoutfill">
      <style:graphic-properties svg:stroke-color="#000000" draw:marker-end="Arrowheads_20_3" draw:marker-end-width="0.3cm" draw:fill="none" draw:fill-color="#ffffff" draw:textarea-vertical-align="middle"/>
    </style:style>
    <style:style style:name="gr8" style:family="graphic" style:parent-style-name="objectwithoutfill">
      <style:graphic-properties svg:stroke-color="#000000" draw:marker-end="Arrowheads_20_4" draw:marker-end-width="0.3cm" draw:fill="none" draw:fill-color="#ffffff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6.935cm"/>
      <style:paragraph-properties style:writing-mode="lr-tb"/>
    </style:style>
    <style:style style:name="gr10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763cm" svg:height="2.222cm" svg:x="3.887cm" svg:y="9.971cm">
          <text:p text:style-name="P1">Model</text:p>
          <text:p text:style-name="P1">“r-rc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4.763cm" svg:height="2.222cm" svg:x="31.659cm" svg:y="9.971cm">
          <text:p text:style-name="P1">Hip/Cuda</text:p>
          <text:p text:style-name="P1">Gpu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5.898cm" svg:height="2.222cm" svg:x="9.907cm" svg:y="9.971cm">
          <text:p text:style-name="P1">Model::torchScript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7.086cm" svg:height="2.122cm" svg:x="17.169cm" svg:y="10.021cm">
          <text:p text:style-name="P1">TorchScript for</text:p>
          <text:p text:style-name="P1">“r-rc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" draw:id="id4" draw:layer="layout" svg:width="5.272cm" svg:height="2.222cm" svg:x="25.455cm" svg:y="9.971cm">
          <text:p text:style-name="P1">torch::jit::compil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65cm" svg:y1="11.082cm" svg:x2="9.907cm" svg:y2="11.082cm" draw:start-shape="id1" draw:start-glue-point="10" draw:end-shape="id2" draw:end-glue-point="3" svg:d="M8650 11082h1257" svg:viewBox="0 0 1258 1">
          <text:p/>
        </draw:connector>
        <draw:connector draw:style-name="gr6" draw:text-style-name="P3" draw:layer="layout" draw:type="line" svg:x1="15.805cm" svg:y1="11.082cm" svg:x2="17.169cm" svg:y2="11.082cm" draw:start-shape="id2" draw:start-glue-point="1" draw:end-shape="id3" draw:end-glue-point="6" svg:d="M15805 11082h1364" svg:viewBox="0 0 1365 1">
          <text:p/>
        </draw:connector>
        <draw:connector draw:style-name="gr7" draw:text-style-name="P3" draw:layer="layout" draw:type="line" svg:x1="24.255cm" svg:y1="11.082cm" svg:x2="25.455cm" svg:y2="11.082cm" draw:start-shape="id3" draw:start-glue-point="10" draw:end-shape="id4" draw:end-glue-point="3" svg:d="M24255 11082h1200" svg:viewBox="0 0 1201 1">
          <text:p/>
        </draw:connector>
        <draw:connector draw:style-name="gr8" draw:text-style-name="P3" draw:layer="layout" draw:type="line" svg:x1="30.727cm" svg:y1="11.082cm" svg:x2="31.659cm" svg:y2="11.082cm" draw:start-shape="id4" draw:start-glue-point="1" draw:end-shape="id5" draw:end-glue-point="6" svg:d="M30727 11082h932" svg:viewBox="0 0 933 1">
          <text:p/>
        </draw:connector>
        <draw:custom-shape draw:style-name="gr9" draw:text-style-name="P2" xml:id="id6" draw:id="id6" draw:layer="layout" svg:width="7.435cm" svg:height="2.222cm" svg:x="11.007cm" svg:y="14.492cm">
          <text:p text:style-name="P1">torch::module::forward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7.435cm" svg:height="2.222cm" svg:x="21.407cm" svg:y="14.492cm">
          <text:p text:style-name="P1">rocblas/cublas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763cm" svg:height="2.222cm" svg:x="33.747cm" svg:y="14.492cm">
          <text:p text:style-name="P1">Model</text:p>
          <text:p text:style-name="P1">“r-rc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18.442cm" svg:y1="15.603cm" svg:x2="21.407cm" svg:y2="15.603cm" draw:start-shape="id6" draw:start-glue-point="1" draw:end-shape="id7" draw:end-glue-point="3" svg:d="M18442 15603h2965" svg:viewBox="0 0 2966 1">
          <text:p/>
        </draw:connector>
        <draw:connector draw:style-name="gr11" draw:text-style-name="P4" draw:layer="layout" draw:type="line" svg:x1="28.842cm" svg:y1="15.603cm" svg:x2="33.747cm" svg:y2="15.603cm" draw:start-shape="id7" draw:start-glue-point="1" draw:end-shape="id8" draw:end-glue-point="6" svg:d="M28842 15603h4905" svg:viewBox="0 0 4906 1">
          <text:p/>
        </draw:connector>
        <draw:connector draw:style-name="gr12" draw:text-style-name="P4" draw:layer="layout" draw:type="curve" svg:x1="34.041cm" svg:y1="12.193cm" svg:x2="14.724cm" svg:y2="14.492cm" draw:start-shape="id5" draw:start-glue-point="8" draw:end-shape="id6" draw:end-glue-point="0" svg:d="M34041 12193c0 1725-19317 576-19317 2299" svg:viewBox="0 0 19318 230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6:03:22.775088346</meta:creation-date>
    <dc:date>2024-01-05T16:43:46.567920203</dc:date>
    <meta:editing-duration>PT40M23S</meta:editing-duration>
    <meta:editing-cycles>1</meta:editing-cycles>
    <meta:document-statistic meta:object-count="15"/>
    <meta:generator>LibreOffice/7.5.9.2$Linux_X86_64 LibreOffice_project/50$Build-2</meta:generator>
  </office:meta>
</office:document-meta>
</file>